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3" office:value-type="string" calcext:value-type="string">
            <text:p>315441</text:p>
          </table:table-cell>
          <table:table-cell table:style-name="ce5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4:22:55.1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14:12:16.292000000</dc:date>
    <meta:editing-duration>P10DT13H19M41S</meta:editing-duration>
    <meta:editing-cycles>4615</meta:editing-cycles>
    <meta:document-statistic meta:table-count="6" meta:cell-count="12696" meta:object-count="0"/>
    <meta:user-defined meta:name="qrichtext">1</meta:user-defined>
  </office:meta>
</office:document-meta>
</file>